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weight="bold" officeooo:rsid="000d6483" officeooo:paragraph-rsid="000d6483" style:font-weight-asian="bold" style:font-weight-complex="bold"/>
    </style:style>
    <style:style style:name="P2" style:family="paragraph" style:parent-style-name="Standard">
      <style:text-properties style:font-name="ARial" fo:font-style="normal" fo:font-weight="normal" officeooo:rsid="000d6483" officeooo:paragraph-rsid="000d6483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ARial" fo:font-style="normal" fo:font-weight="normal" officeooo:rsid="000e5f27" officeooo:paragraph-rsid="000e5f27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use-window-font-color="true" style:font-name="ARial" fo:font-weight="normal" officeooo:rsid="000d6483" officeooo:paragraph-rsid="000d6483" style:font-weight-asian="normal" style:font-weight-complex="normal"/>
    </style:style>
    <style:style style:name="P5" style:family="paragraph" style:parent-style-name="Standard">
      <style:text-properties style:font-name="ARial" fo:font-style="normal" style:text-underline-style="none" fo:font-weight="normal" officeooo:rsid="000d6483" officeooo:paragraph-rsid="000d6483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ARial" fo:font-style="normal" style:text-underline-style="none" fo:font-weight="normal" officeooo:rsid="000e5f27" officeooo:paragraph-rsid="000e5f27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ARial" style:text-underline-style="none" officeooo:rsid="000ef56d" officeooo:paragraph-rsid="000e5f27"/>
    </style:style>
    <style:style style:name="P8" style:family="paragraph" style:parent-style-name="Standard">
      <style:text-properties style:font-name="ARial" fo:font-weight="normal" officeooo:rsid="000d6483" officeooo:paragraph-rsid="000d6483" style:font-weight-asian="normal" style:font-weight-complex="normal"/>
    </style:style>
    <style:style style:name="P9" style:family="paragraph" style:parent-style-name="Standard">
      <style:text-properties fo:color="#ff0000" style:font-name="ARial" fo:font-style="normal" style:text-underline-style="none" fo:font-weight="normal" officeooo:rsid="000d6483" officeooo:paragraph-rsid="000d6483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ARial" fo:font-weight="normal" officeooo:rsid="000d6483" officeooo:paragraph-rsid="000d6483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ARial" fo:font-weight="normal" officeooo:rsid="000d6483" officeooo:paragraph-rsid="000d6483" style:font-weight-asian="normal" style:font-weight-complex="normal"/>
    </style:style>
    <style:style style:name="T1" style:family="text">
      <style:text-properties fo:color="#ff0000"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ement (proposition) and truth value</text:p>
      <text:p text:style-name="P10"/>
      <text:p text:style-name="P10">A statement (proposition) is a declarative sentence consisting of symbols or words that can be determined to be either true or false, but not both simultaneously.</text:p>
      <text:p text:style-name="P8"/>
      <text:p text:style-name="P11">The truth value of a proposition states that it is either true (T) or false (F).</text:p>
      <text:p text:style-name="P4"/>
      <text:p text:style-name="P2">A proposition is usually denoted by one of the letters <text:span text:style-name="T2"><text:s/>p, q </text:span><text:s/>or <text:s/><text:span text:style-name="T2">r</text:span><text:span text:style-name="T3">.</text:span></text:p>
      <text:p text:style-name="P5">Each proposition has a truth value.</text:p>
      <text:p text:style-name="P5"/>
      <text:p text:style-name="P9">Example</text:p>
      <text:p text:style-name="P2"><text:span text:style-name="T1">(a)<text:tab/></text:span><text:span text:style-name="T3">Let p represent the proposition ‘Georgetown is the capital city of Guyana’.</text:span></text:p>
      <text:p text:style-name="P2"><text:span text:style-name="T3"><text:tab/></text:span><text:span text:style-name="T1">The proposition p is true (T).</text:span></text:p>
      <text:p text:style-name="P2"><text:span text:style-name="T3"><text:tab/>It is a </text:span><text:span text:style-name="T1">simple statement (proposition).</text:span></text:p>
      <text:p text:style-name="P3"><text:span text:style-name="T1">(b)</text:span><text:span text:style-name="T3"> Let q represent the proposition ‘Kingston is not the capital of Jamaica’.</text:span></text:p>
      <text:p text:style-name="P3"><text:span text:style-name="T3"><text:tab/></text:span><text:span text:style-name="T1">The proposition q is false (F).</text:span></text:p>
      <text:p text:style-name="P3"><text:span text:style-name="T3"><text:tab/>It is a </text:span><text:span text:style-name="T1">simple statement (proposition).</text:span></text:p>
      <text:p text:style-name="P6"/>
      <text:p text:style-name="P6">Consider the following sentences:</text:p>
      <text:p text:style-name="P3"><text:span text:style-name="T1">(a)</text:span><text:span text:style-name="T3"><text:tab/>How far is Barbados from Cuba?</text:span></text:p>
      <text:p text:style-name="P3"><text:span text:style-name="T1">(b)</text:span><text:span text:style-name="T3"><text:tab/>Place the money in your wallet.</text:span></text:p>
      <text:p text:style-name="P6"/>
      <text:p text:style-name="P6">Neither of the sentences is true or false.</text:p>
      <text:p text:style-name="P6">The two sentences are not propositions, since a truth value does not exist for either of them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08:32:41.419698168</meta:creation-date>
    <dc:date>2016-10-02T09:11:19.488231833</dc:date>
    <meta:editing-duration>PT14M31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161" meta:character-count="928" meta:non-whitespace-character-count="777"/>
  </office:meta>
</office:document-meta>
</file>